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8001FC1A92E486DA739.jpg" manifest:media-type="image/jpeg"/>
  <manifest:file-entry manifest:full-path="Pictures/100000000000080000000800911FAB3F1928C851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Hack" officeooo:rsid="000ae497" officeooo:paragraph-rsid="000ae497"/>
    </style:style>
    <style:style style:name="P2" style:family="paragraph" style:parent-style-name="Standard">
      <style:paragraph-properties fo:break-before="page"/>
      <style:text-properties style:font-name="Hack" officeooo:rsid="000ae497" officeooo:paragraph-rsid="000ae497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4" style:family="paragraph">
      <loext:graphic-properties draw:fill="solid" draw:fill-color="#ffbf00" draw:secondary-fill-color="#d4ea6b" draw:opacity="85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101cm" svg:stroke-color="#000000" draw:marker-start="" draw:marker-start-width="0.409cm" draw:marker-start-center="false" draw:marker-end="" draw:marker-end-width="0.409cm" draw:marker-end-center="false" draw:stroke-linejoin="miter" draw:fill="solid" draw:fill-color="#ffbf00" draw:secondary-fill-color="#d4ea6b" draw:opacity="85%" draw:textarea-horizontal-align="center" draw:textarea-vertical-align="middle" draw:auto-grow-height="false" draw:fit-to-size="false" style:shrink-to-fit="false" fo:min-height="2.986cm" fo:min-width="16.813cm" fo:padding-top="0.166cm" fo:padding-bottom="0.166cm" fo:padding-left="0.286cm" fo:padding-right="0.286cm" fo:wrap-option="wrap" draw:shadow="hidden" draw:shadow-offset-x="0.071cm" draw:shadow-offset-y="0.071cm" draw:shadow-color="#808080" draw:shadow-opacity="85%" style:run-through="foreground" style:wrap="run-through" style:number-wrapped-paragraphs="no-limit" style:vertical-pos="from-top" style:vertical-rel="page-content" style:horizontal-pos="center" style:horizontal-rel="page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3" svg:y="2cm" svg:width="16.26cm" svg:height="16.26cm" draw:z-index="2">
        <draw:image xlink:href="Pictures/100000000000080000000800911FAB3F1928C851.jpg" xlink:type="simple" xlink:show="embed" xlink:actuate="onLoad" draw:mime-type="image/jpeg"/>
      </draw:frame>
      <draw:frame draw:style-name="fr2" draw:name="Image1" text:anchor-type="page" text:anchor-page-number="1" svg:width="21.59cm" svg:height="21.669cm" draw:z-index="0">
        <draw:image xlink:href="Pictures/1000000000000800000008001FC1A92E486DA739.jpg" xlink:type="simple" xlink:show="embed" xlink:actuate="onLoad" draw:mime-type="image/jpeg"/>
      </draw:frame>
      <draw:custom-shape text:anchor-type="page" text:anchor-page-number="1" draw:z-index="1" draw:name="Simple 1" draw:style-name="gr1" draw:text-style-name="P4" svg:width="17.384cm" svg:height="3.317cm" svg:x="0.102cm" svg:y="1.199cm">
        <text:p text:style-name="P3"><text:span text:style-name="T1">The Forest of Doom</text:span></text:p>
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9:45:32.816007415</meta:creation-date>
    <dc:date>2024-12-05T10:51:28.241458692</dc:date>
    <meta:editing-duration>PT2H8M11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3" meta:paragraph-count="0" meta:word-count="0" meta:character-count="0" meta:non-whitespace-character-count="0"/>
  </office:meta>
</office:document-meta>
</file>